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ject Number</text:p>
          </table:table-cell>
          <table:table-cell table:style-name="ce1" office:value-type="string" calcext:value-type="string">
            <text:p>Subject Name</text:p>
          </table:table-cell>
          <table:table-cell table:style-name="ce1" office:value-type="string" calcext:value-type="string">
            <text:p>Group Assignments</text:p>
          </table:table-cell>
          <table:table-cell table:style-name="ce1" office:value-type="string" calcext:value-type="string">
            <text:p>Assignment Types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Handbook Lin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90" calcext:value-type="float">
            <text:p>42890</text:p>
          </table:table-cell>
          <table:table-cell office:value-type="string" calcext:value-type="string">
            <text:p>4G/5G Mobile Technolog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Laboratory/practical,Examination,Presentation</text:p>
          </table:table-cell>
          <table:table-cell office:value-type="string" calcext:value-type="string">
            <text:p><text:span text:style-name="T1">LTE,5G,4G,Mobile Networks,Mobile Technologies</text:span>  </text:p>
          </table:table-cell>
          <table:table-cell office:value-type="string" calcext:value-type="string">
            <text:p><text:a xlink:href="https://handbook.uts.edu.au/subjects/42890.html" xlink:type="simple">https://handbook.uts.edu.au/subjects/42890.html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2" calcext:value-type="float">
            <text:p>13992</text:p>
          </table:table-cell>
          <table:table-cell office:value-type="string" calcext:value-type="string">
            <text:p>Aboriginal Sydney 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iz/test,Essay</text:p>
          </table:table-cell>
          <table:table-cell office:value-type="string" calcext:value-type="string">
            <text:p>Indigenous Australia,Aboriginal and Torres Strait Islander Communities,Human Rights,Social Justice,Critical Race Theory </text:p>
          </table:table-cell>
          <table:table-cell office:value-type="string" calcext:value-type="string">
            <text:p><text:a xlink:href="https://handbook.uts.edu.au/subjects/013992.html" xlink:type="simple">https://handbook.uts.edu.au/subjects/013992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Accelerating Your Prototyping and Commercialisation Strategi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Prototyping,Commercialisation,Design Thinking,Scrum</text:p>
          </table:table-cell>
          <table:table-cell office:value-type="string" calcext:value-type="string">
            <text:p><text:a xlink:href="https://handbook.uts.edu.au/subjects/details/41051.html" xlink:type="simple">https://handbook.uts.edu.au/subjects/details/41051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371" calcext:value-type="float">
            <text:p>48371</text:p>
          </table:table-cell>
          <table:table-cell office:value-type="string" calcext:value-type="string">
            <text:p>Advanced Engineering Comp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Numerical Analysis,MATLAB,Algorithms,Linear Equations,Numerical Integration</text:p>
          </table:table-cell>
          <table:table-cell office:value-type="string" calcext:value-type="string">
            <text:p><text:span text:style-name="T1"><text:a xlink:href="https://handbook.uts.edu.au/subjects/details/48371.html" xlink:type="simple">https://handbook.uts.edu.au/subjects/details/48371.html</text:a>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312" calcext:value-type="float">
            <text:p>49312</text:p>
          </table:table-cell>
          <table:table-cell office:value-type="string" calcext:value-type="string">
            <text:p>Advanced Flow Mode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Report</text:p>
          </table:table-cell>
          <table:table-cell office:value-type="string" calcext:value-type="string">
            <text:p>Flow Modelling,Computational Fluid Dynamics,Navier Stokes Equations, </text:p>
          </table:table-cell>
          <table:table-cell office:value-type="string" calcext:value-type="string">
            <text:p><text:a xlink:href="https://handbook.uts.edu.au/subjects/details/49312.html" xlink:type="simple">https://handbook.uts.edu.au/subjects/details/49312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63" calcext:value-type="float">
            <text:p>48663</text:p>
          </table:table-cell>
          <table:table-cell office:value-type="string" calcext:value-type="string">
            <text:p>Advanced 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Laboratory/practical</text:p>
          </table:table-cell>
          <table:table-cell office:value-type="string" calcext:value-type="string">
            <text:p>Quality Management,Manufacturing,Process Programming,Industrial Robotics,3D Scanning,Additive Manufacturing</text:p>
          </table:table-cell>
          <table:table-cell office:value-type="string" calcext:value-type="string">
            <text:p><text:a xlink:href="https://handbook.uts.edu.au/subjects/details/48663.html" xlink:type="simple">https://handbook.uts.edu.au/subjects/details/48663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274" calcext:value-type="float">
            <text:p>49274</text:p>
          </table:table-cell>
          <table:table-cell office:value-type="string" calcext:value-type="string">
            <text:p>Advanced Robo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Presentation,Report,Examination</text:p>
          </table:table-cell>
          <table:table-cell office:value-type="string" calcext:value-type="string">
            <text:p>Robotics, Mechatronics,Embedded C,Object-Oriented Design,Programming,Sensors,Data Fusion,Actuators</text:p>
          </table:table-cell>
          <table:table-cell office:value-type="string" calcext:value-type="string">
            <text:p><text:a xlink:href="https://handbook.uts.edu.au/subjects/details/49274.html" xlink:type="simple">https://handbook.uts.edu.au/subjects/details/49274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254" calcext:value-type="float">
            <text:p>49254</text:p>
          </table:table-cell>
          <table:table-cell office:value-type="string" calcext:value-type="string">
            <text:p>Advanced Soil Mechanics and Foundation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,Case Study</text:p>
          </table:table-cell>
          <table:table-cell office:value-type="string" calcext:value-type="string">
            <text:p>Soil Mechanics,Earthquake Geotechnics</text:p>
          </table:table-cell>
          <table:table-cell office:value-type="string" calcext:value-type="string">
            <text:p><text:a xlink:href="https://handbook.uts.edu.au/subjects/details/49254.html" xlink:type="simple">https://handbook.uts.edu.au/subjects/details/49254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991" calcext:value-type="float">
            <text:p>42991</text:p>
          </table:table-cell>
          <table:table-cell office:value-type="string" calcext:value-type="string">
            <text:p>Advanced Water and Wastewater Treat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Wastewater Treatment,Water Quality,Water Chemistry,Desalination Plant Design</text:p>
          </table:table-cell>
          <table:table-cell office:value-type="string" calcext:value-type="string">
            <text:p><text:a xlink:href="https://handbook.uts.edu.au/subjects/details/42991.html" xlink:type="simple">https://handbook.uts.edu.au/subjects/details/42991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Air and Noise Pol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,Exercises</text:p>
          </table:table-cell>
          <table:table-cell office:value-type="string" calcext:value-type="string">
            <text:p>Air Pollution,Noise Pollution,Air Quality,Climate Change</text:p>
          </table:table-cell>
          <table:table-cell office:value-type="string" calcext:value-type="string">
            <text:p><text:a xlink:href="https://handbook.uts.edu.au/subjects/details/49049.html" xlink:type="simple">https://handbook.uts.edu.au/subjects/details/49049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322" calcext:value-type="float">
            <text:p>49322</text:p>
          </table:table-cell>
          <table:table-cell office:value-type="string" calcext:value-type="string">
            <text:p>Aircondition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oratory/practical,Examination,Project,Exercises</text:p>
          </table:table-cell>
          <table:table-cell office:value-type="string" calcext:value-type="string">
            <text:p>Airconditioning,Indoor Environmental Quality,Heating and Cooling Loads,Duct Design</text:p>
          </table:table-cell>
          <table:table-cell office:value-type="string" calcext:value-type="string">
            <text:p><text:a xlink:href="https://handbook.uts.edu.au/subjects/details/49322.html" xlink:type="simple">https://handbook.uts.edu.au/subjects/details/49322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136" calcext:value-type="float">
            <text:p>49136</text:p>
          </table:table-cell>
          <table:table-cell office:value-type="string" calcext:value-type="string">
            <text:p>Application of Timber in Engineering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ercises,Project,Presentation,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<text:a xlink:href="https://handbook.uts.edu.au/subjects/details/49136.html" xlink:type="simple">https://handbook.uts.edu.au/subjects/details/49136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024" calcext:value-type="float">
            <text:p>48024</text:p>
          </table:table-cell>
          <table:table-cell office:value-type="string" calcext:value-type="string">
            <text:p>Applications Programm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oratory/practical,Project,Quiz/test,</text:p>
          </table:table-cell>
          <table:table-cell office:value-type="string" calcext:value-type="string">
            <text:p>Programming,Debugging,Java,Object-Oriented Design</text:p>
          </table:table-cell>
          <table:table-cell office:value-type="string" calcext:value-type="string">
            <text:p><text:a xlink:href="https://handbook.uts.edu.au/subjects/details/48024.html" xlink:type="simple">https://handbook.uts.edu.au/subjects/details/4802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118" calcext:value-type="float">
            <text:p>49118</text:p>
          </table:table-cell>
          <table:table-cell office:value-type="string" calcext:value-type="string">
            <text:p>Applied Geotechnic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ercises,Project</text:p>
          </table:table-cell>
          <table:table-cell office:value-type="string" calcext:value-type="string">
            <text:p>Geotechnical Engineering,Soil Mechanics,Retaining Wall Analysis,Tunnelling Design,Rail Track Engineering,Geomechanics,Geotechnics</text:p>
          </table:table-cell>
          <table:table-cell office:value-type="string" calcext:value-type="string">
            <text:p><text:a xlink:href="https://handbook.uts.edu.au/subjects/details/49118.html" xlink:type="simple">https://handbook.uts.edu.au/subjects/details/49118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00" calcext:value-type="float">
            <text:p>36200</text:p>
          </table:table-cell>
          <table:table-cell office:value-type="string" calcext:value-type="string">
            <text:p>Arguments, Evidence and Intu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ject,Report,Exercises</text:p>
          </table:table-cell>
          <table:table-cell office:value-type="string" calcext:value-type="string">
            <text:p>Descriptive Statistics,Arguments and Evidence,Correlation and Causation</text:p>
          </table:table-cell>
          <table:table-cell office:value-type="string" calcext:value-type="string">
            <text:p><text:a xlink:href="https://handbook.uts.edu.au/subjects/details/36200.html" xlink:type="simple">https://handbook.uts.edu.au/subjects/details/36200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Bioinformat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z/test,Presentation,Report</text:p>
          </table:table-cell>
          <table:table-cell office:value-type="string" calcext:value-type="string">
            <text:p>Human Genome,DNA,RNA,Genomic Data</text:p>
          </table:table-cell>
          <table:table-cell office:value-type="string" calcext:value-type="string">
            <text:p><text:a xlink:href="https://handbook.uts.edu.au/subjects/details/42001.html" xlink:type="simple">https://handbook.uts.edu.au/subjects/details/42001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261" calcext:value-type="float">
            <text:p>49261</text:p>
          </table:table-cell>
          <table:table-cell office:value-type="string" calcext:value-type="string">
            <text:p>Biomedical Instr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ature Review,Project,</text:p>
          </table:table-cell>
          <table:table-cell office:value-type="string" calcext:value-type="string">
            <text:p>Nervous System,Sirculatory System,Electrophysiological Instrumentation and Devices,Electromyography,Electroencephalograms,Electrocardiograms,Biomedical Devices</text:p>
          </table:table-cell>
          <table:table-cell office:value-type="string" calcext:value-type="string">
            <text:p><text:a xlink:href="https://handbook.uts.edu.au/subjects/details/49261.html" xlink:type="simple">https://handbook.uts.edu.au/subjects/details/49261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906" calcext:value-type="float">
            <text:p>42906</text:p>
          </table:table-cell>
          <table:table-cell office:value-type="string" calcext:value-type="string">
            <text:p>Biomedical Signal 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,Examination</text:p>
          </table:table-cell>
          <table:table-cell office:value-type="string" calcext:value-type="string">
            <text:p>Signal Processing,Joint Time-Frequency Analysis,Image Processing,Biomedical Signals/Images,Cardiorespiratory Signals,</text:p>
          </table:table-cell>
          <table:table-cell office:value-type="string" calcext:value-type="string">
            <text:p><text:a xlink:href="https://handbook.uts.edu.au/subjects/details/42906.html" xlink:type="simple">https://handbook.uts.edu.au/subjects/details/42906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131" calcext:value-type="float">
            <text:p>49131</text:p>
          </table:table-cell>
          <table:table-cell office:value-type="string" calcext:value-type="string">
            <text:p>Bridge De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Bridges,Bridge Design,Waterway Bridges,Bridge Engineering</text:p>
          </table:table-cell>
          <table:table-cell office:value-type="string" calcext:value-type="string">
            <text:p><text:a xlink:href="https://handbook.uts.edu.au/subjects/details/49131.html" xlink:type="simple">https://handbook.uts.edu.au/subjects/details/49131.html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255" calcext:value-type="float">
            <text:p>49255</text:p>
          </table:table-cell>
          <table:table-cell office:value-type="string" calcext:value-type="string">
            <text:p>Catchment Modell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tchment Modelling,Numerical Solution Techniques</text:p>
          </table:table-cell>
          <table:table-cell office:value-type="string" calcext:value-type="string">
            <text:p><text:a xlink:href="https://handbook.uts.edu.au/subjects/details/49255.html" xlink:type="simple">https://handbook.uts.edu.au/subjects/details/49255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111" calcext:value-type="float">
            <text:p>65111</text:p>
          </table:table-cell>
          <table:table-cell office:value-type="string" calcext:value-type="string">
            <text:p>Chemistry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Quiz/test,Examination</text:p>
          </table:table-cell>
          <table:table-cell office:value-type="string" calcext:value-type="string">
            <text:p>Periodic Table,Atoms,Elements,Chemical Reactions,Moles,Stoichiometry,Ionic and Covalent Bonds,pH</text:p>
          </table:table-cell>
          <table:table-cell office:value-type="string" calcext:value-type="string">
            <text:p><text:a xlink:href="https://handbook.uts.edu.au/subjects/details/65111.html" xlink:type="simple">https://handbook.uts.edu.au/subjects/details/65111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530" calcext:value-type="float">
            <text:p>48530</text:p>
          </table:table-cell>
          <table:table-cell office:value-type="string" calcext:value-type="string">
            <text:p>Circuit Analysis and 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oratory/practical,Quiz/test</text:p>
          </table:table-cell>
          <table:table-cell office:value-type="string" calcext:value-type="string">
            <text:p>AC Circuit Analysis,Circuits,Fourier Series,Laplace Transforms,Signals</text:p>
          </table:table-cell>
          <table:table-cell office:value-type="string" calcext:value-type="string">
            <text:p><text:a xlink:href="https://handbook.uts.edu.au/subjects/details/48530.html" xlink:type="simple">https://handbook.uts.edu.au/subjects/details/48530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20:59:28.576212378</meta:creation-date>
    <dc:date>2021-04-22T19:32:19.383353843</dc:date>
    <meta:editing-duration>PT35M52S</meta:editing-duration>
    <meta:editing-cycles>4</meta:editing-cycles>
    <meta:generator>LibreOffice/7.0.5.2$Linux_X86_64 LibreOffice_project/00$Build-2</meta:generator>
    <meta:document-statistic meta:table-count="1" meta:cell-count="164" meta:object-count="0"/>
  </office:meta>
</office:document-meta>
</file>